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11cm" table:align="margins" style:writing-mode="lr-tb"/>
    </style:style>
    <style:style style:name="Taula2.A" style:family="table-column">
      <style:table-column-properties style:column-width="8.505cm" style:rel-column-width="32767*"/>
    </style:style>
    <style:style style:name="Taula2.B" style:family="table-column">
      <style:table-column-properties style:column-width="8.505cm" style:rel-column-width="32768*"/>
    </style:style>
    <style:style style:name="Tau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cccccc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3" style:family="table-cell">
      <style:table-cell-properties fo:padding="0.097cm" fo:border-left="0.05pt solid #000000" fo:border-right="none" fo:border-top="none" fo:border-bottom="0.05pt solid #000000"/>
    </style:style>
    <style:style style:name="Tau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4" style:family="table-cell">
      <style:table-cell-properties fo:padding="0.097cm" fo:border-left="0.05pt solid #000000" fo:border-right="none" fo:border-top="none" fo:border-bottom="0.05pt solid #000000"/>
    </style:style>
    <style:style style:name="Taula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f1187b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text-properties fo:font-size="10pt" officeooo:rsid="00591206" officeooo:paragraph-rsid="00fa9316" style:font-size-asian="10pt" style:font-size-complex="10pt"/>
    </style:style>
    <style:style style:name="P16" style:family="paragraph" style:parent-style-name="Text_20_body">
      <style:text-properties fo:font-size="10pt" fo:font-weight="bold" officeooo:rsid="005c08d9" officeooo:paragraph-rsid="00fa9316" style:font-size-asian="10pt" style:font-weight-asian="bold" style:font-size-complex="10pt" style:font-weight-complex="bold"/>
    </style:style>
    <style:style style:name="P17" style:family="paragraph" style:parent-style-name="Text_20_body">
      <style:text-properties fo:font-size="10pt" fo:language="ca" fo:country="ES" fo:font-weight="normal" officeooo:rsid="00f23988" officeooo:paragraph-rsid="00fc6b49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P18" style:family="paragraph" style:parent-style-name="Text_20_body">
      <style:text-properties fo:color="#000000" style:font-name="aRIAL" fo:font-size="12pt" fo:language="ca" fo:country="ES" fo:font-style="normal" fo:font-weight="normal" officeooo:rsid="00f23988" officeooo:paragraph-rsid="00fc6b49" fo:background-color="transparent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9" style:family="paragraph" style:parent-style-name="Text_20_body">
      <style:text-properties fo:font-size="12pt" fo:language="ca" fo:country="ES" fo:font-weight="normal" officeooo:rsid="00f23988" officeooo:paragraph-rsid="00fc6b49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2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1" style:family="paragraph" style:parent-style-name="Standard"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2" style:family="paragraph" style:parent-style-name="Standard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7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29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0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3" style:family="paragraph" style:parent-style-name="Table_20_Contents">
      <style:text-properties officeooo:rsid="00f23988" officeooo:paragraph-rsid="00fc6b49"/>
    </style:style>
    <style:style style:name="P3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0fe3eac" fo:background-color="transparent" style:font-size-asian="16pt" style:font-weight-asian="bold" style:font-size-complex="16pt" style:language-complex="ar" style:country-complex="SA"/>
    </style:style>
    <style:style style:name="P35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0fe3eac" style:language-complex="ar" style:country-complex="SA"/>
    </style:style>
    <style:style style:name="P36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7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fe3eac" style:language-complex="ar" style:country-complex="SA"/>
    </style:style>
    <style:style style:name="P38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39" style:family="paragraph" style:parent-style-name="Text_20_body" style:list-style-name="L1">
      <style:text-properties style:font-name="Arial" fo:font-size="10pt" fo:font-weight="bold" officeooo:rsid="0029f926" officeooo:paragraph-rsid="00fa9316" style:font-size-asian="10pt" style:font-weight-asian="bold" style:font-size-complex="10pt" style:font-weight-complex="bold"/>
    </style:style>
    <style:style style:name="P40" style:family="paragraph" style:parent-style-name="Text_20_body" style:list-style-name="L1">
      <style:text-properties fo:font-size="10pt" officeooo:paragraph-rsid="00fa9316" style:font-size-asian="10pt" style:font-size-complex="10pt"/>
    </style:style>
    <style:style style:name="P41" style:family="paragraph" style:parent-style-name="Text_20_body" style:list-style-name="L1">
      <style:text-properties fo:font-size="10pt" officeooo:rsid="0065ec61" officeooo:paragraph-rsid="00fa9316" style:font-size-asian="10pt" style:font-size-complex="10pt"/>
    </style:style>
    <style:style style:name="P42" style:family="paragraph" style:parent-style-name="Text_20_body" style:list-style-name="L1">
      <style:text-properties fo:font-size="10pt" officeooo:rsid="005d20e4" officeooo:paragraph-rsid="00fa9316" style:font-size-asian="10pt" style:font-size-complex="10pt"/>
    </style:style>
    <style:style style:name="P43" style:family="paragraph" style:parent-style-name="Text_20_body" style:list-style-name="L1">
      <style:text-properties fo:font-size="10pt" officeooo:rsid="006332b5" officeooo:paragraph-rsid="00fa9316" style:font-size-asian="10pt" style:font-size-complex="10pt"/>
    </style:style>
    <style:style style:name="P44" style:family="paragraph" style:parent-style-name="Text_20_body" style:list-style-name="L1">
      <style:text-properties fo:font-size="10pt" officeooo:rsid="006280bc" officeooo:paragraph-rsid="00fa9316" style:font-size-asian="10pt" style:font-size-complex="10pt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officeooo:rsid="00ee881c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style:font-name="Arial" fo:font-size="16pt" fo:language="ca" fo:country="ES" fo:font-weight="bold" fo:background-color="transparent" loext:char-shading-value="0" style:font-size-asian="16pt" style:font-weight-asian="bold" style:font-size-complex="16pt" style:language-complex="ar" style:country-complex="SA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9" style:family="text">
      <style:text-properties style:font-name="Arial Black" fo:font-size="24pt" officeooo:rsid="00f7b776" fo:background-color="transparent" loext:char-shading-value="0" style:font-size-asian="24pt" style:font-size-complex="24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6280bc" style:font-weight-asian="normal" style:font-weight-complex="normal"/>
    </style:style>
    <style:style style:name="T22" style:family="text">
      <style:text-properties fo:font-weight="normal" officeooo:rsid="00620cf4" style:font-weight-asian="normal" style:font-weight-complex="normal"/>
    </style:style>
    <style:style style:name="T23" style:family="text">
      <style:text-properties fo:font-weight="normal" officeooo:rsid="00614b78" style:font-weight-asian="normal" style:font-weight-complex="normal"/>
    </style:style>
    <style:style style:name="T24" style:family="text">
      <style:text-properties fo:font-weight="normal" officeooo:rsid="005fb831" style:font-weight-asian="normal" style:font-weight-complex="normal"/>
    </style:style>
    <style:style style:name="T25" style:family="text">
      <style:text-properties fo:font-weight="normal" officeooo:rsid="005d20e4" style:font-weight-asian="normal" style:font-weight-complex="normal"/>
    </style:style>
    <style:style style:name="T26" style:family="text">
      <style:text-properties fo:font-weight="normal" officeooo:rsid="00651a4b" style:font-weight-asian="normal" style:font-weight-complex="normal"/>
    </style:style>
    <style:style style:name="T27" style:family="text">
      <style:text-properties fo:font-weight="normal" officeooo:rsid="005f452d" style:font-weight-asian="normal" style:font-weight-complex="normal"/>
    </style:style>
    <style:style style:name="T28" style:family="text">
      <style:text-properties fo:font-weight="normal" officeooo:rsid="00591206" style:font-weight-asian="normal" style:font-weight-complex="normal"/>
    </style:style>
    <style:style style:name="T29" style:family="text">
      <style:text-properties fo:font-weight="normal" officeooo:rsid="0064ef19" style:font-weight-asian="normal" style:font-weight-complex="normal"/>
    </style:style>
    <style:style style:name="T30" style:family="text">
      <style:text-properties fo:font-weight="normal" officeooo:rsid="00664576" style:font-weight-asian="normal" style:font-weight-complex="normal"/>
    </style:style>
    <style:style style:name="T31" style:family="text">
      <style:text-properties officeooo:rsid="005c08d9"/>
    </style:style>
    <style:style style:name="T32" style:family="text">
      <style:text-properties officeooo:rsid="00fa9316"/>
    </style:style>
    <style:style style:name="T33" style:family="text">
      <style:text-properties officeooo:rsid="00fc6b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1">CFG</text:span><text:span text:style-name="T9">S Administració de Sistemes Informàtics</text:span></text:p>
      <text:p text:style-name="P34">CFGS Desenvolupament d'Aplicacions Multiplataforma</text:p>
      <text:h text:style-name="P37" text:outline-level="1"><text:span text:style-name="T9">CFGS Desenvolupament d'Aplicacions </text:span><text:span text:style-name="T10">Web</text:span></text:h>
      <text:h text:style-name="P37" text:outline-level="1"><text:span text:style-name="T15">Mòdul 3</text:span><text:span text:style-name="T14"> – Programació bàsica</text:span></text:h>
      <text:h text:style-name="P38" text:outline-level="1">UF2 – <text:span text:style-name="T16">Programació modular</text:span></text:h>
      <text:p text:style-name="P31"><text:span text:style-name="T17">Informe de lliurament </text:span><text:span text:style-name="T18">A50</text:span><text:span text:style-name="T19">5</text:span></text:p>
      <text:p text:style-name="P30"/>
      <text:p text:style-name="P25"/>
      <text:p text:style-name="P21"/>
      <text:p text:style-name="P26"/>
      <text:p text:style-name="P27">Informe <text:span text:style-name="T32">de valoració de qualitat del codi </text:span><text:bookmark-start text:name="__DdeLink__3243_1392924193"/></text:p>
      <text:h text:style-name="P36" text:outline-level="1"><text:bookmark-end text:name="__DdeLink__3243_1392924193"/></text:h>
      <text:p text:style-name="P17">Avaluació entre iguals. L'avaluador d'aquest informe <text:span text:style-name="T33">l'</text:span>omplirà i el retornarà a l'autor per tal que pugui ser lliurat a la bústia de lliurament. </text:p>
      <text:p text:style-name="P19"/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33">Avaluador (persona que evalua)</text:p>
          </table:table-cell>
          <table:table-cell table:style-name="Taula2.B1" office:value-type="string">
            <text:p text:style-name="P33">Avaluat (persona a la que evaluen)</text:p>
          </table:table-cell>
        </table:table-row>
        <table:table-row>
          <table:table-cell table:style-name="Taula2.A4" office:value-type="string">
            <text:p text:style-name="P33">Especialista en disseny modular</text:p>
          </table:table-cell>
          <table:table-cell table:style-name="Taula2.B4" office:value-type="string">
            <text:p text:style-name="P33">Especialita en biblioteques</text:p>
          </table:table-cell>
        </table:table-row>
        <table:table-row>
          <table:table-cell table:style-name="Taula2.A4" office:value-type="string">
            <text:p text:style-name="P33">Especialista en etsructura de dades</text:p>
          </table:table-cell>
          <table:table-cell table:style-name="Taula2.B4" office:value-type="string">
            <text:p text:style-name="P33">Especialista en disseny modular</text:p>
          </table:table-cell>
        </table:table-row>
        <table:table-row>
          <table:table-cell table:style-name="Taula2.A4" office:value-type="string">
            <text:p text:style-name="P33">Especialita en biblioteques</text:p>
          </table:table-cell>
          <table:table-cell table:style-name="Taula2.B4" office:value-type="string">
            <text:p text:style-name="P33">Especialista en etsructura de dades</text:p>
          </table:table-cell>
        </table:table-row>
      </table:table>
      <text:p text:style-name="P18"/>
      <text:p text:style-name="P22"/>
      <text:p text:style-name="P15">Nom de l<text:span text:style-name="T31">'avaluador</text:span>: <text:s/>_______________________________________</text:p>
      <text:p text:style-name="P15">Nom de l'autor del codi: _____________________________________</text:p>
      <text:p text:style-name="P15">Data de l<text:span text:style-name="T31">'</text:span>a<text:span text:style-name="T31">valuació</text:span>: _________________________________________</text:p>
      <text:p text:style-name="P15"/>
      <text:p text:style-name="P16">Avaluació</text:p>
      <text:list xml:id="list5482671234881158789" text:style-name="L1">
        <text:list-item>
          <text:p text:style-name="P40"><text:span text:style-name="T27">Fa servir noms de les </text:span><text:span text:style-name="T25">variable i dels mètodes extres que ha necessitat, </text:span><text:span text:style-name="T27">de forma que s'intueixi la seva funcionalitat </text:span><text:span text:style-name="T25">(S</text:span><text:span text:style-name="T23">empre/A vegades/Mai</text:span><text:span text:style-name="T25">): _________</text:span></text:p>
        </text:list-item>
        <text:list-item>
          <text:p text:style-name="P41">Es fan servir constant amb noms significatius en comptes de valors literals.</text:p>
        </text:list-item>
        <text:list-item>
          <text:p text:style-name="P40"><text:span text:style-name="T25">El codi està indentat (S</text:span><text:span text:style-name="T23">empre/A vegades/Mai</text:span><text:span text:style-name="T25">): _________</text:span></text:p>
        </text:list-item>
        <text:list-item>
          <text:p text:style-name="P42"><text:span text:style-name="T20">El codi està estructurat i és fàcil de llegir. És a dir, evita escriure mètodes mono</text:span><text:span text:style-name="T27">l</text:span><text:span text:style-name="T20">ítics</text:span><text:span text:style-name="T24"> excessivament grans, dividint-los en mètodes extres malgrat no estiguessin planificats </text:span><text:span text:style-name="T20">(S</text:span><text:span text:style-name="T23">empre/A vegades/Mai</text:span><text:span text:style-name="T20">): _________</text:span></text:p>
        </text:list-item>
        <text:list-item>
          <text:p text:style-name="P42"><text:span text:style-name="T28">U</text:span><text:span text:style-name="T20">sa comentaris clarificadors </text:span><text:span text:style-name="T24">quan és necessari. És a dir quan cal aclarir algun aspecte del codi poc intuïtiu (SI/NO): _________</text:span></text:p>
        </text:list-item>
        <text:list-item>
          <text:p text:style-name="P43">Cada mètode conté la descripció de la seva funcionalitat en format JAVADOC <text:span text:style-name="T25">(</text:span><text:span text:style-name="T21">En tots els casos</text:span><text:span text:style-name="T23">/</text:span><text:span text:style-name="T29">A la majoria </text:span><text:span text:style-name="T21">dels mètodes</text:span><text:span text:style-name="T23">/</text:span><text:span text:style-name="T29">A cap o quasi cap</text:span><text:span text:style-name="T25">): _________</text:span></text:p>
        </text:list-item>
        <text:list-item>
          <text:p text:style-name="P44">Hi ha codificada una classe principal per testejar el bon funcionament dels mètodes <text:span text:style-name="T24">(SI/NO): _________</text:span></text:p>
        </text:list-item>
        <text:list-item>
          <text:p text:style-name="P44"><text:span text:style-name="T24">S</text:span><text:span text:style-name="T20">i la resposta al punt </text:span><text:span text:style-name="T30">anterior</text:span><text:span text:style-name="T20"> és:</text:span></text:p>
          <text:list>
            <text:list-item>
              <text:p text:style-name="P44"><text:span text:style-name="T20">(SI). Passa el test de forma positiva </text:span><text:span text:style-name="T25">(</text:span><text:span text:style-name="T20">En tots els casos</text:span><text:span text:style-name="T23">/</text:span><text:span text:style-name="T20">Falla en un dels mètodes</text:span><text:span text:style-name="T23">/</text:span><text:span text:style-name="T20">Falla en des o més mètodes</text:span><text:span text:style-name="T25">): _________</text:span></text:p>
            </text:list-item>
            <text:list-item>
              <text:p text:style-name="P39"><text:span text:style-name="T21">(No). Es tracte de codi senzill i l</text:span><text:span text:style-name="T22">legint-</text:span><text:span text:style-name="T21">lo </text:span><text:span text:style-name="T22">es fàcil veure que e</text:span><text:span text:style-name="T23">ls mètodes f</text:span><text:span text:style-name="T24">an el que indiquen les descripcions de l'API </text:span><text:span text:style-name="T21"><text:s/></text:span><text:span text:style-name="T25">(</text:span><text:span text:style-name="T21">En tots els casos</text:span><text:span text:style-name="T23">/</text:span><text:span text:style-name="T26">Hi ha només un mètode puntual que falla o no es pot verificar</text:span><text:span text:style-name="T23">/</text:span><text:span text:style-name="T21">Falla </text:span><text:span text:style-name="T26">o no es pot verificar </text:span><text:span text:style-name="T21">en d</text:span><text:span text:style-name="T26">o</text:span><text:span text:style-name="T21">s o més mètodes</text:span><text:span text:style-name="T25">): _________</text:span></text:p>
            </text:list-item>
          </text:list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officeooo:rsid="00ee881c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5</text:span></text:p>
                  </table:table-cell>
                  <table:table-cell table:style-name="Taula1.A1" office:value-type="string">
                    <text:p text:style-name="MP6">Activitat <text:span text:style-name="MT4">A505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43</meta:editing-cycles>
    <meta:editing-duration>P5DT2H32M41S</meta:editing-duration>
    <dc:date>2016-04-11T18:46:15.710130139</dc:date>
    <dc:creator>Josep Bornas</dc:creator>
    <meta:document-statistic meta:table-count="3" meta:image-count="3" meta:object-count="0" meta:page-count="1" meta:paragraph-count="47" meta:word-count="366" meta:character-count="2458" meta:non-whitespace-character-count="2141"/>
    <meta:user-defined meta:name="Info 1"/>
    <meta:user-defined meta:name="Info 2"/>
    <meta:user-defined meta:name="Info 3"/>
    <meta:user-defined meta:name="Info 4"/>
  </office:meta>
</office:document-meta>
</file>